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Pictures/1000000000000336000001948D3AF7A7B932A72D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="solid" draw:fill-color="#ff3333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3333"/>
      <style:paragraph-properties fo:text-align="center" style:writing-mode="lr-tb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0.291cm" svg:height="9.972cm" svg:x="0.054cm" svg:y="0.004cm">
            <draw:image xlink:href="Pictures/1000000000000336000001948D3AF7A7B932A72D.jpg" xlink:type="simple" xlink:show="embed" xlink:actuate="onLoad" draw:mime-type="image/jpeg">
              <text:p/>
            </draw:image>
          </draw:frame>
          <draw:g>
            <draw:ellipse draw:style-name="gr2" draw:text-style-name="P2" draw:layer="layout" svg:width="2.87cm" svg:height="0.864cm" svg:x="3.175cm" svg:y="3.857cm">
              <text:p/>
            </draw:ellipse>
            <draw:ellipse draw:style-name="gr3" draw:text-style-name="P3" draw:layer="layout" svg:width="0.889cm" svg:height="0.812cm" svg:x="5.669cm" svg:y="3.915cm">
              <text:p text:style-name="P1"><text:span text:style-name="T1">1</text:span></text:p>
            </draw:ellipse>
          </draw:g>
          <draw:g>
            <draw:ellipse draw:style-name="gr2" draw:text-style-name="P2" draw:layer="layout" svg:width="2.87cm" svg:height="0.864cm" svg:x="3.175cm" svg:y="5.743cm">
              <text:p/>
            </draw:ellipse>
            <draw:ellipse draw:style-name="gr3" draw:text-style-name="P3" draw:layer="layout" svg:width="0.889cm" svg:height="0.812cm" svg:x="5.669cm" svg:y="5.801cm">
              <text:p text:style-name="P1"><text:span text:style-name="T1">2</text:span></text:p>
            </draw:ellipse>
          </draw:g>
          <draw:g>
            <draw:ellipse draw:style-name="gr2" draw:text-style-name="P2" draw:layer="layout" svg:width="7.61cm" svg:height="0.864cm" svg:x="2.743cm" svg:y="7.623cm">
              <text:p/>
            </draw:ellipse>
            <draw:ellipse draw:style-name="gr3" draw:text-style-name="P3" draw:layer="layout" svg:width="0.889cm" svg:height="0.812cm" svg:x="9.977cm" svg:y="7.681cm">
              <text:p text:style-name="P1"><text:span text:style-name="T1">3</text:span></text:p>
            </draw:ellipse>
          </draw:g>
          <draw:g>
            <draw:ellipse draw:style-name="gr2" draw:text-style-name="P2" draw:layer="layout" svg:width="2.87cm" svg:height="0.864cm" svg:x="8.764cm" svg:y="9.04cm">
              <text:p/>
            </draw:ellipse>
            <draw:ellipse draw:style-name="gr3" draw:text-style-name="P3" draw:layer="layout" svg:width="0.889cm" svg:height="0.812cm" svg:x="11.258cm" svg:y="9.098cm">
              <text:p text:style-name="P1"><text:span text:style-name="T1">4</text:span></text:p>
            </draw:ellips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Red_20_90_20_Degrees_20_Crossed_20_1" draw:fill-image-name="Bitmap_20_1" draw:shadow="visible" draw:shadow-offset-x="0.1cm" draw:shadow-offset-y="0.1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5cm" fo:page-height="10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1-25T15:54:11.918000000</dc:date>
    <dc:creator>Francois Abel</dc:creator>
    <meta:generator>LibreOffice/7.2.5.2$Windows_X86_64 LibreOffice_project/499f9727c189e6ef3471021d6132d4c694f357e5</meta:generator>
    <meta:editing-duration>PT27M5S</meta:editing-duration>
    <meta:editing-cycles>11</meta:editing-cycles>
    <meta:document-statistic meta:object-count="14"/>
  </office:meta>
</office:document-meta>
</file>